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6.239cm" style:rel-column-width="14601*"/>
    </style:style>
    <style:style style:name="Table1.B" style:family="table-column">
      <style:table-column-properties style:column-width="21.761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mbria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style:font-name="Cambria" fo:font-size="14pt" fo:language="ru" fo:country="RU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transparen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variant="normal" fo:text-transform="none" fo:color="#252525" style:font-name="Cambria" fo:font-size="14pt" fo:letter-spacing="normal" fo:language="ru" fo:country="RU" fo:font-style="normal" fo:font-weight="normal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2cm" svg:height="0.711cm" draw:z-index="1"><draw:image xlink:href="../images/3606.png" xlink:type="simple" xlink:show="embed" xlink:actuate="onLoad"/></draw:frame></text:p>
          </table:table-cell>
          <table:table-cell table:style-name="Table1.B1" office:value-type="string">
            <text:p text:style-name="P11">Модуль комплексной пары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3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2.75cm" svg:height="2.011cm" draw:z-index="0"><draw:image xlink:href="../images/360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10"><text:span text:style-name="T1">Блок </text:span><text:span text:style-name="T7">предназначен для формирования модуля комплексного числа на основании значений вещественной и комплексных составляющих.</text:span></text:p>
            <text:p text:style-name="P7"><draw:frame draw:style-name="fr3" draw:name="Объект1" text:anchor-type="as-char" svg:width="7.624cm" svg:height="0.57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6">Входы:</text:p>
            <text:p text:style-name="P9"><text:span text:style-name="T2">RealDataIn</text:span> – <text:span text:style-name="T4">вектор вещественных частей входного сигнала;</text:span></text:p>
            <text:p text:style-name="P9"><text:span text:style-name="T2">ImagDataIn</text:span><text:span text:style-name="T4"> – вектор мнимых частей входного сигнала;</text:span></text:p>
            <text:p text:style-name="P6">Выходы:</text:p>
            <text:p text:style-name="P8">DataOutput –<text:span text:style-name="T6"> </text:span><text:span text:style-name="T5">вектор значений модуля комплексного числа;</text:span></text:p>
            <text:p text:style-name="P1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одуль комплексной пары</dc:title>
    <dc:date>2016-07-12T10:44:22.08</dc:date>
    <meta:generator>OpenOffice/4.1.1$Win32 OpenOffice.org_project/411m6$Build-9775</meta:generator>
    <meta:editing-duration>PT12H25M21S</meta:editing-duration>
    <meta:editing-cycles>79</meta:editing-cycles>
    <dc:creator>ILYA KUBENSKIY</dc:creator>
    <meta:document-statistic meta:table-count="1" meta:image-count="2" meta:object-count="1" meta:page-count="1" meta:paragraph-count="13" meta:word-count="47" meta:character-count="358"/>
  </office:meta>
</office:document-meta>
</file>

<file path=Object 1/content.xml><?xml version="1.0" encoding="utf-8"?>
<math xmlns="http://www.w3.org/1998/Math/MathML">
  <semantics>
    <mrow>
      <mrow>
        <mi mathvariant="italic">DataOutput</mi>
        <mo stretchy="false">=</mo>
        <msqrt>
          <mrow>
            <mrow>
              <msup>
                <mi mathvariant="italic">RealDataIn</mi>
                <mrow>
                  <mn>2</mn>
                </mrow>
              </msup>
              <mo stretchy="false">+</mo>
              <msup>
                <mi mathvariant="italic">ImagDataIn</mi>
                <mrow>
                  <mn>2</mn>
                </mrow>
              </msup>
            </mrow>
          </mrow>
        </msqrt>
      </mrow>
    </mrow>
    <annotation encoding="StarMath 5.0">DataOutput=sqrt{RealDataIn^{2}+ImagDataIn^{2}}  </annotation>
  </semantics>
</math>
</file>